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04db42" style:parent-style-name="Graphics">
      <style:graphic-properties fo:background-color="ffffff" style:horizontal-pos="center" style:horizontal-rel="paragraph"/>
    </style:style>
  </office:automatic-styles>
  <office:body>
    <office:text>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text:s/><text:s text:c="4"/>it was a dead-end, he would have to go back the way he had come. The steps got louder and louder, he saw the black outline of a figure coming around the corner. Is this the end of the line? he thought pressing himself back<text:s/><draw:frame draw:style-name="a04db42" svg:height="24.34mm" svg:width="35.28mm" text:anchor-type="as-char"><draw:image xlink:actuate="onLoad" xlink:href="Pictures/1000000000000064000000459BC8AACA.jpg" xlink:show="embed" xlink:type="simple"/><draw:text-box/></draw:frame>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text:p text:style-name="Standard">Hello World!</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style>
    <style:style style:family="paragraph" style:name="Index" style:parent-style-name="Standard">
      <style:text-properties style:font-name-complex="Mangal1"/>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wrap="none" style:wrap-contour="false"/>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0:49</dc:date>
    <meta:editing-cycles>2</meta:editing-cycles>
    <meta:editing-duration>PT0.030S</meta:editing-duration>
  </office:meta>
</office:document-meta>
</file>